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Blur" table:style-name="ta1"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r of cores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Radiu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718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76196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5548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4463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3310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3250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7.0690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5896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6670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45244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6276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26304" calcext:value-type="float">
            <text:p>2102630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63213</text:p>
          </table:table-cell>
        </table:table-row>
      </table:table>
      <table:table table:name="Thres" table:style-name="ta1"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Nr of cores</text:p>
          </table:table-cell>
          <table:table-cell table:style-name="ce1" office:value-type="string" calcext:value-type="string">
            <text:p>Pixels</text:p>
          </table:table-cell>
          <table:table-cell table:style-name="ce1" office:value-type="string" calcext:value-type="string">
            <text:p>Time (s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56370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55936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48216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523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0.062972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026304" calcext:value-type="float">
            <text:p>21026304</text:p>
          </table:table-cell>
          <table:table-cell office:value-type="string" calcext:value-type="string">
            <text:p>6.3568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sv" number:country="SE">kr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2T09:27:12.271253000</meta:creation-date>
    <dc:date>2016-05-02T10:56:57.967500000</dc:date>
    <meta:editing-duration>PT1H19M32S</meta:editing-duration>
    <meta:editing-cycles>11</meta:editing-cycles>
    <meta:generator>LibreOffice/5.1.1.3$MacOSX_X86_64 LibreOffice_project/89f508ef3ecebd2cfb8e1def0f0ba9a803b88a6d</meta:generator>
    <meta:document-statistic meta:table-count="2" meta:cell-count="73" meta:object-count="0"/>
  </office:meta>
</office:document-meta>
</file>